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2.316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0.758cm"/>
    </style:style>
    <style:style style:name="co15" style:family="table-column">
      <style:table-column-properties fo:break-before="auto" style:column-width="1.092cm"/>
    </style:style>
    <style:style style:name="co16" style:family="table-column">
      <style:table-column-properties fo:break-before="auto" style:column-width="1.067cm"/>
    </style:style>
    <style:style style:name="co25" style:family="table-column">
      <style:table-column-properties fo:break-before="auto" style:column-width="1.321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25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7" style:family="table-cell" style:parent-style-name="Default" style:data-style-name="N109"/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ext-properties fo:color="#b2b2b2"/>
    </style:style>
    <style:style style:name="ce49" style:family="table-cell" style:parent-style-name="Default" style:data-style-name="N37"/>
    <style:style style:name="ce72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6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9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ce15"/>
        <table:table-column table:style-name="co3" table:default-cell-style-name="Default"/>
        <table:table-column table:style-name="co27" table:number-columns-repeated="2" table:default-cell-style-name="ce18"/>
        <table:table-column table:style-name="co28" table:default-cell-style-name="ce18"/>
        <table:table-column table:style-name="co29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26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26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26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26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26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26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26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26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26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26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26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26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26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26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26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26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26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26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26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26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26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26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26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26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26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26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26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26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26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26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26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26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26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26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26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26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26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26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26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26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26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26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26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26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26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26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26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26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26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26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26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26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26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26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26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26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26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26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26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26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26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26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26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26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26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26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26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26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26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26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26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26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26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26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26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26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26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26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26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26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26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26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26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26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26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26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26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26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26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26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26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26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26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26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26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26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26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26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26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26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26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26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26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26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26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26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26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26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26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26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26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26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26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26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26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26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26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26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26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26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26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26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26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26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26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26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26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26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26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26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26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26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26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26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26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26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26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26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26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26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26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26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26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26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26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26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26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26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26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26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26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26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26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26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26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26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26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26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26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26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88.89628" calcext:value-type="currency">
            <text:p>$11 088,90</text:p>
          </table:table-cell>
          <table:table-cell table:style-name="ce41" table:formula="of:=[.A161]*budgetjour-[.O161]" office:value-type="currency" office:currency="USD" office:value="4271.10372" calcext:value-type="currency">
            <text:p>$4 271,10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26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88.89628" calcext:value-type="currency">
            <text:p>$11 088,90</text:p>
          </table:table-cell>
          <table:table-cell table:style-name="ce41" table:formula="of:=[.A162]*budgetjour-[.O162]" office:value-type="currency" office:currency="USD" office:value="4367.10372" calcext:value-type="currency">
            <text:p>$4 367,10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26" table:formula="of:=[.D162]" office:value-type="string" office:string-value="Nanutarra Road Rest Area" calcext:value-type="string">
            <text:p>Nanutarra Road Rest Area</text:p>
          </table:table-cell>
          <table:table-cell table:number-columns-repeated="2"/>
          <table:table-cell table:style-name="ce13" table:formula="of:=[.F162]+[.E163]" office:value-type="float" office:value="8190" calcext:value-type="float">
            <text:p>8190</text:p>
          </table:table-cell>
          <table:table-cell/>
          <table:table-cell table:formula="of:=[.H162]+[.G163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1088.89628" calcext:value-type="currency">
            <text:p>$11 088,90</text:p>
          </table:table-cell>
          <table:table-cell table:style-name="ce41" table:formula="of:=[.A163]*budgetjour-[.O163]" office:value-type="currency" office:currency="USD" office:value="4463.10372" calcext:value-type="currency">
            <text:p>$4 463,1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26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8190" calcext:value-type="float">
            <text:p>8190</text:p>
          </table:table-cell>
          <table:table-cell/>
          <table:table-cell table:formula="of:=[.H163]+[.G164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088.89628" calcext:value-type="currency">
            <text:p>$11 088,90</text:p>
          </table:table-cell>
          <table:table-cell table:style-name="ce41" table:formula="of:=[.A164]*budgetjour-[.O164]" office:value-type="currency" office:currency="USD" office:value="4559.10372" calcext:value-type="currency">
            <text:p>$4 559,1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26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8190" calcext:value-type="float">
            <text:p>8190</text:p>
          </table:table-cell>
          <table:table-cell/>
          <table:table-cell table:formula="of:=[.H164]+[.G165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1088.89628" calcext:value-type="currency">
            <text:p>$11 088,90</text:p>
          </table:table-cell>
          <table:table-cell table:style-name="ce41" table:formula="of:=[.A165]*budgetjour-[.O165]" office:value-type="currency" office:currency="USD" office:value="4655.10372" calcext:value-type="currency">
            <text:p>$4 655,1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26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8190" calcext:value-type="float">
            <text:p>8190</text:p>
          </table:table-cell>
          <table:table-cell/>
          <table:table-cell table:formula="of:=[.H165]+[.G166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1088.89628" calcext:value-type="currency">
            <text:p>$11 088,90</text:p>
          </table:table-cell>
          <table:table-cell table:style-name="ce41" table:formula="of:=[.A166]*budgetjour-[.O166]" office:value-type="currency" office:currency="USD" office:value="4751.10372" calcext:value-type="currency">
            <text:p>$4 751,1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26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8190" calcext:value-type="float">
            <text:p>8190</text:p>
          </table:table-cell>
          <table:table-cell/>
          <table:table-cell table:formula="of:=[.H166]+[.G167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1088.89628" calcext:value-type="currency">
            <text:p>$11 088,90</text:p>
          </table:table-cell>
          <table:table-cell table:style-name="ce41" table:formula="of:=[.A167]*budgetjour-[.O167]" office:value-type="currency" office:currency="USD" office:value="4847.10372" calcext:value-type="currency">
            <text:p>$4 847,1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26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8190" calcext:value-type="float">
            <text:p>8190</text:p>
          </table:table-cell>
          <table:table-cell/>
          <table:table-cell table:formula="of:=[.H167]+[.G168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1088.89628" calcext:value-type="currency">
            <text:p>$11 088,90</text:p>
          </table:table-cell>
          <table:table-cell table:style-name="ce41" table:formula="of:=[.A168]*budgetjour-[.O168]" office:value-type="currency" office:currency="USD" office:value="4943.10372" calcext:value-type="currency">
            <text:p>$4 943,1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26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8190" calcext:value-type="float">
            <text:p>8190</text:p>
          </table:table-cell>
          <table:table-cell/>
          <table:table-cell table:formula="of:=[.H168]+[.G169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088.89628" calcext:value-type="currency">
            <text:p>$11 088,90</text:p>
          </table:table-cell>
          <table:table-cell table:style-name="ce41" table:formula="of:=[.A169]*budgetjour-[.O169]" office:value-type="currency" office:currency="USD" office:value="5039.10372" calcext:value-type="currency">
            <text:p>$5 039,1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26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190" calcext:value-type="float">
            <text:p>8190</text:p>
          </table:table-cell>
          <table:table-cell/>
          <table:table-cell table:formula="of:=[.H169]+[.G170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088.89628" calcext:value-type="currency">
            <text:p>$11 088,90</text:p>
          </table:table-cell>
          <table:table-cell table:style-name="ce41" table:formula="of:=[.A170]*budgetjour-[.O170]" office:value-type="currency" office:currency="USD" office:value="5135.10372" calcext:value-type="currency">
            <text:p>$5 135,1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26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190" calcext:value-type="float">
            <text:p>8190</text:p>
          </table:table-cell>
          <table:table-cell/>
          <table:table-cell table:formula="of:=[.H170]+[.G171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088.89628" calcext:value-type="currency">
            <text:p>$11 088,90</text:p>
          </table:table-cell>
          <table:table-cell table:style-name="ce41" table:formula="of:=[.A171]*budgetjour-[.O171]" office:value-type="currency" office:currency="USD" office:value="5231.10372" calcext:value-type="currency">
            <text:p>$5 231,1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26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190" calcext:value-type="float">
            <text:p>8190</text:p>
          </table:table-cell>
          <table:table-cell/>
          <table:table-cell table:formula="of:=[.H171]+[.G172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088.89628" calcext:value-type="currency">
            <text:p>$11 088,90</text:p>
          </table:table-cell>
          <table:table-cell table:style-name="ce41" table:formula="of:=[.A172]*budgetjour-[.O172]" office:value-type="currency" office:currency="USD" office:value="5327.10372" calcext:value-type="currency">
            <text:p>$5 327,1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26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190" calcext:value-type="float">
            <text:p>8190</text:p>
          </table:table-cell>
          <table:table-cell/>
          <table:table-cell table:formula="of:=[.H172]+[.G173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088.89628" calcext:value-type="currency">
            <text:p>$11 088,90</text:p>
          </table:table-cell>
          <table:table-cell table:style-name="ce41" table:formula="of:=[.A173]*budgetjour-[.O173]" office:value-type="currency" office:currency="USD" office:value="5423.10372" calcext:value-type="currency">
            <text:p>$5 423,1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26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190" calcext:value-type="float">
            <text:p>8190</text:p>
          </table:table-cell>
          <table:table-cell/>
          <table:table-cell table:formula="of:=[.H173]+[.G174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088.89628" calcext:value-type="currency">
            <text:p>$11 088,90</text:p>
          </table:table-cell>
          <table:table-cell table:style-name="ce41" table:formula="of:=[.A174]*budgetjour-[.O174]" office:value-type="currency" office:currency="USD" office:value="5519.10372" calcext:value-type="currency">
            <text:p>$5 519,1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26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190" calcext:value-type="float">
            <text:p>8190</text:p>
          </table:table-cell>
          <table:table-cell/>
          <table:table-cell table:formula="of:=[.H174]+[.G175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088.89628" calcext:value-type="currency">
            <text:p>$11 088,90</text:p>
          </table:table-cell>
          <table:table-cell table:style-name="ce41" table:formula="of:=[.A175]*budgetjour-[.O175]" office:value-type="currency" office:currency="USD" office:value="5615.10372" calcext:value-type="currency">
            <text:p>$5 615,1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26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190" calcext:value-type="float">
            <text:p>8190</text:p>
          </table:table-cell>
          <table:table-cell/>
          <table:table-cell table:formula="of:=[.H175]+[.G176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088.89628" calcext:value-type="currency">
            <text:p>$11 088,90</text:p>
          </table:table-cell>
          <table:table-cell table:style-name="ce41" table:formula="of:=[.A176]*budgetjour-[.O176]" office:value-type="currency" office:currency="USD" office:value="5711.10372" calcext:value-type="currency">
            <text:p>$5 711,1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26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190" calcext:value-type="float">
            <text:p>8190</text:p>
          </table:table-cell>
          <table:table-cell/>
          <table:table-cell table:formula="of:=[.H176]+[.G177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088.89628" calcext:value-type="currency">
            <text:p>$11 088,90</text:p>
          </table:table-cell>
          <table:table-cell table:style-name="ce41" table:formula="of:=[.A177]*budgetjour-[.O177]" office:value-type="currency" office:currency="USD" office:value="5807.10372" calcext:value-type="currency">
            <text:p>$5 807,1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26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190" calcext:value-type="float">
            <text:p>8190</text:p>
          </table:table-cell>
          <table:table-cell/>
          <table:table-cell table:formula="of:=[.H177]+[.G178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088.89628" calcext:value-type="currency">
            <text:p>$11 088,90</text:p>
          </table:table-cell>
          <table:table-cell table:style-name="ce41" table:formula="of:=[.A178]*budgetjour-[.O178]" office:value-type="currency" office:currency="USD" office:value="5903.10372" calcext:value-type="currency">
            <text:p>$5 903,1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26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190" calcext:value-type="float">
            <text:p>8190</text:p>
          </table:table-cell>
          <table:table-cell/>
          <table:table-cell table:formula="of:=[.H178]+[.G179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088.89628" calcext:value-type="currency">
            <text:p>$11 088,90</text:p>
          </table:table-cell>
          <table:table-cell table:style-name="ce41" table:formula="of:=[.A179]*budgetjour-[.O179]" office:value-type="currency" office:currency="USD" office:value="5999.10372" calcext:value-type="currency">
            <text:p>$5 999,1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26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190" calcext:value-type="float">
            <text:p>8190</text:p>
          </table:table-cell>
          <table:table-cell/>
          <table:table-cell table:formula="of:=[.H179]+[.G180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088.89628" calcext:value-type="currency">
            <text:p>$11 088,90</text:p>
          </table:table-cell>
          <table:table-cell table:style-name="ce41" table:formula="of:=[.A180]*budgetjour-[.O180]" office:value-type="currency" office:currency="USD" office:value="6095.10372" calcext:value-type="currency">
            <text:p>$6 095,1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26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190" calcext:value-type="float">
            <text:p>8190</text:p>
          </table:table-cell>
          <table:table-cell/>
          <table:table-cell table:formula="of:=[.H180]+[.G181]" office:value-type="float" office:value="39290" calcext:value-type="float">
            <text:p>39290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088.89628" calcext:value-type="currency">
            <text:p>$11 088,90</text:p>
          </table:table-cell>
          <table:table-cell table:style-name="ce41" table:formula="of:=[.A181]*budgetjour-[.O181]" office:value-type="currency" office:currency="USD" office:value="6191.10372" calcext:value-type="currency">
            <text:p>$6 191,1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325.847564210526" calcext:value-type="currency">
            <text:p>$325,85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ce68"/>
        <table:table-column table:style-name="co32" table:number-columns-repeated="2" table:default-cell-style-name="ce68"/>
        <table:table-column table:style-name="co32" table:default-cell-style-name="Default"/>
        <table:table-column table:style-name="co33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8"/>
        <table:table-column table:style-name="co20" table:default-cell-style-name="ce68"/>
        <table:table-column table:style-name="co21" table:default-cell-style-name="ce68"/>
        <table:table-column table:style-name="co22" table:default-cell-style-name="ce68"/>
        <table:table-column table:style-name="co23" table:default-cell-style-name="ce68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9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50" office:value-type="date" office:date-value="2023-08-21" calcext:value-type="date">
            <text:p>21/08/23</text:p>
          </table:table-cell>
          <table:table-cell table:style-name="ce26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50" office:value-type="date" office:date-value="2023-08-22" calcext:value-type="date">
            <text:p>22/08/23</text:p>
          </table:table-cell>
          <table:table-cell table:style-name="ce26" table:formula="of:=[.C1]" office:value-type="string" office:string-value="Paraburdoo" calcext:value-type="string">
            <text:p>Paraburdoo</text:p>
          </table:table-cell>
          <table:table-cell table:style-name="ce73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50" office:value-type="date" office:date-value="2023-08-23" calcext:value-type="date">
            <text:p>23/08/23</text:p>
          </table:table-cell>
          <table:table-cell table:style-name="ce26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8-24" calcext:value-type="date">
            <text:p>24/08/23</text:p>
          </table:table-cell>
          <table:table-cell table:style-name="ce26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50" office:value-type="date" office:date-value="2023-08-25" calcext:value-type="date">
            <text:p>25/08/23</text:p>
          </table:table-cell>
          <table:table-cell table:style-name="ce26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8-26" calcext:value-type="date">
            <text:p>26/08/23</text:p>
          </table:table-cell>
          <table:table-cell table:style-name="ce26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8-27" calcext:value-type="date">
            <text:p>27/08/23</text:p>
          </table:table-cell>
          <table:table-cell table:style-name="ce26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50" office:value-type="date" office:date-value="2023-08-28" calcext:value-type="date">
            <text:p>28/08/23</text:p>
          </table:table-cell>
          <table:table-cell table:style-name="ce26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8-29" calcext:value-type="date">
            <text:p>29/08/23</text:p>
          </table:table-cell>
          <table:table-cell table:style-name="ce26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8-30" calcext:value-type="date">
            <text:p>30/08/23</text:p>
          </table:table-cell>
          <table:table-cell table:style-name="ce26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8-31" calcext:value-type="date">
            <text:p>31/08/23</text:p>
          </table:table-cell>
          <table:table-cell table:style-name="ce26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50" office:value-type="date" office:date-value="2023-09-01" calcext:value-type="date">
            <text:p>01/09/23</text:p>
          </table:table-cell>
          <table:table-cell table:style-name="ce26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9-02" calcext:value-type="date">
            <text:p>02/09/23</text:p>
          </table:table-cell>
          <table:table-cell table:style-name="ce26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9-03" calcext:value-type="date">
            <text:p>03/09/23</text:p>
          </table:table-cell>
          <table:table-cell table:style-name="ce26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50" office:value-type="date" office:date-value="2023-09-04" calcext:value-type="date">
            <text:p>04/09/23</text:p>
          </table:table-cell>
          <table:table-cell table:style-name="ce26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0" office:value-type="date" office:date-value="2023-09-05" calcext:value-type="date">
            <text:p>05/09/23</text:p>
          </table:table-cell>
          <table:table-cell table:style-name="ce26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6">
      <number:day-of-week/>
      <number:text> </number:text>
      <number:day/>
      <number:text> </number:text>
      <number:month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number-style style:name="N111">
      <number:number number:decimal-places="2" number:min-decimal-places="2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20:48:41.2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3T20:53:54.226000000</dc:date>
    <meta:editing-duration>P148DT9H1M13S</meta:editing-duration>
    <meta:editing-cycles>416</meta:editing-cycles>
    <meta:document-statistic meta:table-count="5" meta:cell-count="3294" meta:object-count="0"/>
  </office:meta>
</office:document-meta>
</file>